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5000002CD8CA537B1EF4482DC.png" manifest:media-type="image/png"/>
  <manifest:file-entry manifest:full-path="Pictures/100000000000036C0000008ED1B978074894C7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1be4" officeooo:paragraph-rsid="001f1be4"/>
    </style:style>
    <style:style style:name="P2" style:family="paragraph" style:parent-style-name="Standard">
      <style:text-properties officeooo:rsid="001f1be4" officeooo:paragraph-rsid="001f1b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7</text:p>
      <text:p text:style-name="P1"/>
      <text:p text:style-name="P1"><draw:frame draw:style-name="fr1" draw:name="Figura1" text:anchor-type="paragraph" svg:width="17cm" svg:height="2.755cm" draw:z-index="0"><draw:image xlink:href="Pictures/100000000000036C0000008ED1B978074894C7A3.png" xlink:type="simple" xlink:show="embed" xlink:actuate="onLoad"/></draw:frame></text:p>
      <text:p text:style-name="P1"><draw:frame draw:style-name="fr1" draw:name="Figura2" text:anchor-type="paragraph" svg:width="17cm" svg:height="8.929cm" draw:z-index="1"><draw:image xlink:href="Pictures/1000000000000555000002CD8CA537B1EF4482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3:55.066000000</meta:creation-date>
    <dc:date>2018-03-02T14:28:07.524000000</dc:date>
    <meta:editing-duration>PT7M30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